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30604f" officeooo:paragraph-rsid="0030604f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30604f" officeooo:paragraph-rsid="0031ca0a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31ca0a" officeooo:paragraph-rsid="00336698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336698" officeooo:paragraph-rsid="00336698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33abcf" officeooo:paragraph-rsid="0034f104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34f104" officeooo:paragraph-rsid="0036c851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36c851" officeooo:paragraph-rsid="0037a9d6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2cb7d3" officeooo:paragraph-rsid="002cb7d3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2cb7d3" officeooo:paragraph-rsid="0030604f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2cb7d3" officeooo:paragraph-rsid="00336698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2cb7d3" officeooo:paragraph-rsid="0036c851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2cb7d3" officeooo:paragraph-rsid="0037a9d6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19d329" officeooo:paragraph-rsid="0019d329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19d329" officeooo:paragraph-rsid="001b8f6e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01ddd35" officeooo:paragraph-rsid="001ddd35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officeooo:rsid="00206de2" officeooo:paragraph-rsid="00206de2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officeooo:rsid="002a13d7" officeooo:paragraph-rsid="002a13d7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rsid="002b9eeb" officeooo:paragraph-rsid="002b9eeb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officeooo:rsid="002c48c0" officeooo:paragraph-rsid="002c48c0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officeooo:rsid="002ee4c3" officeooo:paragraph-rsid="002ee4c3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officeooo:rsid="0020cfa3" officeooo:paragraph-rsid="00206de2" style:font-size-asian="12.25pt" style:font-size-complex="14pt"/>
    </style:style>
    <style:style style:name="P22" style:family="paragraph" style:parent-style-name="Standard">
      <style:paragraph-properties fo:text-align="start" style:justify-single-word="false" fo:break-before="page"/>
      <style:text-properties fo:font-size="14pt" officeooo:rsid="0020cfa3" officeooo:paragraph-rsid="0020cfa3" style:font-size-asian="12.25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officeooo:rsid="0020cfa3" officeooo:paragraph-rsid="0020cfa3" style:font-size-asian="12.25pt" style:font-size-complex="14pt"/>
    </style:style>
    <style:style style:name="P24" style:family="paragraph" style:parent-style-name="Standard">
      <style:paragraph-properties fo:text-align="start" style:justify-single-word="false"/>
      <style:text-properties fo:font-size="14pt" officeooo:rsid="00237757" officeooo:paragraph-rsid="00237757" style:font-size-asian="12.25pt" style:font-size-complex="14pt"/>
    </style:style>
    <style:style style:name="P25" style:family="paragraph" style:parent-style-name="Standard">
      <style:paragraph-properties fo:text-align="start" style:justify-single-word="false"/>
      <style:text-properties fo:font-size="14pt" officeooo:rsid="00250acb" officeooo:paragraph-rsid="00250acb" style:font-size-asian="12.25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size="14pt" officeooo:rsid="00259877" officeooo:paragraph-rsid="00259877" style:font-size-asian="12.25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4pt" officeooo:rsid="0026634c" officeooo:paragraph-rsid="0026634c" style:font-size-asian="12.25pt" style:font-size-complex="14pt"/>
    </style:style>
    <style:style style:name="P28" style:family="paragraph" style:parent-style-name="Standard">
      <style:paragraph-properties fo:text-align="start" style:justify-single-word="false"/>
      <style:text-properties fo:font-size="14pt" officeooo:rsid="0026c9a3" officeooo:paragraph-rsid="0026c9a3" style:font-size-asian="12.25pt" style:font-size-complex="14pt"/>
    </style:style>
    <style:style style:name="P29" style:family="paragraph" style:parent-style-name="Standard">
      <style:paragraph-properties fo:text-align="start" style:justify-single-word="false"/>
    </style:style>
    <style:style style:name="T1" style:family="text">
      <style:text-properties officeooo:rsid="001b8f6e"/>
    </style:style>
    <style:style style:name="T2" style:family="text">
      <style:text-properties fo:language="fr" fo:country="FR" officeooo:rsid="001b8f6e"/>
    </style:style>
    <style:style style:name="T3" style:family="text">
      <style:text-properties officeooo:rsid="001c98bf"/>
    </style:style>
    <style:style style:name="T4" style:family="text">
      <style:text-properties officeooo:rsid="0021d161"/>
    </style:style>
    <style:style style:name="T5" style:family="text">
      <style:text-properties officeooo:rsid="00237757"/>
    </style:style>
    <style:style style:name="T6" style:family="text">
      <style:text-properties officeooo:rsid="00288de8"/>
    </style:style>
    <style:style style:name="T7" style:family="text">
      <style:text-properties officeooo:rsid="002c93df"/>
    </style:style>
    <style:style style:name="T8" style:family="text">
      <style:text-properties officeooo:rsid="002d0f37"/>
    </style:style>
    <style:style style:name="T9" style:family="text">
      <style:text-properties officeooo:rsid="0037a9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29"/>
      <text:p text:style-name="P13">CRITIQUE DE LA RELIGION:</text:p>
      <text:p text:style-name="P13"/>
      <text:p text:style-name="P14">Nietzsche:</text:p>
      <text:p text:style-name="P14"/>
      <text:p text:style-name="P14"><text:span text:style-name="T1">Nietzsche est </text:span><text:span text:style-name="T2">haté</text:span><text:span text:style-name="T1">, il était prof de philo en fac à 22 ans.</text:span> </text:p>
      <text:p text:style-name="P14"/>
      <text:p text:style-name="P14">“<text:span text:style-name="T3">Dieu est mort”: on en a plus besoin.</text:span></text:p>
      <text:p text:style-name="P14"/>
      <text:p text:style-name="P15">Il annonce la fin d’un monde “debarassé” (intellectuelement “Deieu est une hupothèse inutile”, réellement en politique, morale… on n’a plus besoin del’autorité legitmante de Dieu) de Dien(transcendant)</text:p>
      <text:p text:style-name="P15"/>
      <text:p text:style-name="P16">Dostoïevsky:</text:p>
      <text:p text:style-name="P16"/>
      <text:p text:style-name="P16">Lecteur de nietzsche mais croyant.</text:p>
      <text:p text:style-name="P16"/>
      <text:p text:style-name="P16">“Si dieu n’existe pas tout est paermis”.</text:p>
      <text:p text:style-name="P16"/>
      <text:p text:style-name="P17">Que repond rousseau à la question de savoir si une religion est necessaire si on peut s’en passer</text:p>
      <text:p text:style-name="P17"/>
      <text:p text:style-name="P17">argumentation</text:p>
      <text:p text:style-name="P17"/>
      <text:p text:style-name="P18">La Nature</text:p>
      <text:p text:style-name="P18"/>
      <text:p text:style-name="P19">Intro</text:p>
      <text:p text:style-name="P19"/>
      <text:p text:style-name="P19">- Quelle est la signification de nature.</text:p>
      <text:p text:style-name="P19">- Est-ce que l’on peut utilisé la nature comme un modèle/ une référence.</text:p>
      <text:p text:style-name="P19"/>
      <text:p text:style-name="P19">I- un mot equivoque</text:p>
      <text:p text:style-name="P19"/>
      <text:p text:style-name="P19">Le mot nature est utilisé pour évoqué un ensemmble exterieur et l’ensemble des propriété d’une chose</text:p>
      <text:p text:style-name="P19"/>
      <text:p text:style-name="P19">Dans le cas de l’ensemble exterieur: </text:p>
      <text:p text:style-name="P19">- les être qui n’ont pas été fabriqués par l’homme</text:p>
      <text:p text:style-name="P8">Le <text:span text:style-name="T8">qui</text:span> n’ont pas été fabriqué par l’homme exclue l’homme et ses action de la nature ce qui est trés discutable</text:p>
      <text:p text:style-name="P19">- paysage/milieu</text:p>
      <text:p text:style-name="P20"><text:soft-page-break/>On peu se poser la question de ce que veut dire nature dans paysage</text:p>
      <text:p text:style-name="P19">- <text:span text:style-name="T7">la nature est souvent évoqué comme une puissance créatrice</text:span></text:p>
      <text:p text:style-name="P19"/>
      <text:p text:style-name="P1">II Naturel/ artificiel</text:p>
      <text:p text:style-name="P9"/>
      <text:p text:style-name="P2">Aristote: les choses naturelles ont un principe interne de mouvement</text:p>
      <text:p text:style-name="P3">les choses artificielle ont un principe extern de mouvement</text:p>
      <text:p text:style-name="P10"/>
      <text:p text:style-name="P4">III Nature/ Culture</text:p>
      <text:p text:style-name="P10"/>
      <text:p text:style-name="P5">La culture produit de l’histoire et du changement chez les individu.</text:p>
      <text:p text:style-name="P6">La culture c’est ce qui ne fait pas parti de la nature d’un etre.</text:p>
      <text:p text:style-name="P11"/>
      <text:p text:style-name="P7">IV Descartes un concept “scientifique” / adjectif.</text:p>
      <text:p text:style-name="P12"><text:span text:style-name="T9">Nature = matière + propriétés + lois</text:span></text:p>
      <text:p text:style-name="P12"/>
      <text:p text:style-name="P12"/>
      <text:p text:style-name="P19"/>
      <text:p text:style-name="P21"/>
      <text:p text:style-name="P22">UNE SOCIÉTÉ PEUT-ELL<text:span text:style-name="T5">E</text:span>/<text:span text:style-name="T4">D</text:span>OIT-ELLE SE PASSER DE RELIGION</text:p>
      <text:p text:style-name="P23"/>
      <text:p text:style-name="P24">Locke: </text:p>
      <text:p text:style-name="P24"/>
      <text:p text:style-name="P24">Oui une société peut se passer de religion et oui elle doit le faire.</text:p>
      <text:p text:style-name="P24">Il ya un magistrat civil au sein de la société.</text:p>
      <text:p text:style-name="P24"/>
      <text:p text:style-name="P24">Pouvoir: civil politique : définit par sa fonctionnalité.</text:p>
      <text:p text:style-name="P24"/>
      <text:p text:style-name="P25">L’état de nature: si il n’y a pas de pouvoir, c’est l’anarchie.</text:p>
      <text:p text:style-name="P25"/>
      <text:p text:style-name="P26">Le magistrat ne s’addresse pas aux biens spirituels.</text:p>
      <text:p text:style-name="P26"/>
      <text:p text:style-name="P27">Pouvoir religieux(sur l”âme)</text:p>
      <text:p text:style-name="P27"/>
      <text:p text:style-name="P27">Pouvir civil n’a pa s de pouvoir su l’âme:</text:p>
      <text:p text:style-name="P27"><text:tab/>Dieun ne l’a pas donné, Le peuple n’a pas le pouvoir de le donner.</text:p>
      <text:p text:style-name="P24"/>
      <text:p text:style-name="P28">La force corréctive du peuple est extérieur or la croyance est intérieur et on ne peut forcer a croire.</text:p>
      <text:p text:style-name="P24"/>
      <text:p text:style-name="P24"/>
      <text:p text:style-name="P24"/>
      <text:p text:style-name="P23"/>
      <text:p text:style-name="P23"/>
      <text:p text:style-name="P23"/>
      <text:p text:style-name="P23"/>
      <text:p text:style-name="P23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09:47:14.738112313</meta:creation-date>
    <meta:generator>LibreOffice/7.5.0.3$Linux_X86_64 LibreOffice_project/50$Build-3</meta:generator>
    <dc:date>2023-02-16T13:33:02.717625488</dc:date>
    <meta:editing-duration>PT2H34M17S</meta:editing-duration>
    <meta:editing-cycles>28</meta:editing-cycles>
    <meta:document-statistic meta:table-count="0" meta:image-count="0" meta:object-count="0" meta:page-count="3" meta:paragraph-count="41" meta:word-count="360" meta:character-count="2088" meta:non-whitespace-character-count="1765"/>
  </office:meta>
</office:document-meta>
</file>